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4.7cm" svg:y="4.7cm">
          <draw:text-box>
            <text:p><text:span text:style-name="T1">i</text:span></text:p>
          </draw:text-box>
        </draw:frame>
        <draw:frame draw:style-name="gr3" draw:text-style-name="P2" draw:layer="layout" svg:width="13.61cm" svg:height="7.655cm" svg:x="0.79cm" svg:y="1.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11-20T10:26:43.889296948</dc:date>
    <meta:editing-duration>PT6M15S</meta:editing-duration>
    <meta:editing-cycles>21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" chart:maximum="2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611cm" svg:height="7.656cm" xlink:href="." xlink:type="simple" chart:class="chart:scatter" chart:style-name="ch1">
        <chart:plot-area chart:style-name="ch2" chart:data-source-has-labels="both" svg:x="0.272cm" svg:y="0.153cm" svg:width="13.067cm" svg:height="7.35cm">
          <chart:coordinate-region svg:x="0.418cm" svg:y="0.352cm" svg:width="12.827cm" svg:height="6.952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